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ource_20_Text">r'\[(\d+)(?:\|\d+)*:(\d+)\]'</text:span> est une expression régulière en Python qui permet de rechercher une note de la forme <text:span text:style-name="Source_20_Text">[note1|note2|...|noteN:exam]</text:span> dans une chaîne de caractères.</text:p>
      <text:p text:style-name="Text_20_body">Plus précisément, cette expression régulière contient les éléments suivants :</text:p>
      <text:list xml:id="list2376559989" text:style-name="L1">
        <text:list-item>
          <text:p text:style-name="P2"><text:span text:style-name="Source_20_Text">\[(\d+)</text:span> : Recherche un crochet ouvrant <text:span text:style-name="Source_20_Text">[</text:span> suivi d'au moins un chiffre <text:span text:style-name="Source_20_Text">\d+</text:span> entre parenthèses <text:span text:style-name="Source_20_Text">(\d+)</text:span>. Cette partie permet de capturer la note de l'examen.</text:p>
        </text:list-item>
        <text:list-item>
          <text:p text:style-name="P2"><text:span text:style-name="Source_20_Text">(?:\|\d+)*</text:span> : Recherche éventuellement un nombre quelconque de fois (0 fois ou plus) une barre verticale <text:span text:style-name="Source_20_Text">|</text:span> suivie d'au moins un chiffre <text:span text:style-name="Source_20_Text">\d+</text:span> entre parenthèses <text:span text:style-name="Source_20_Text">(\d+)</text:span>. Cette partie permet de capturer les notes de devoirs s'il y en a.</text:p>
        </text:list-item>
        <text:list-item>
          <text:p text:style-name="P2"><text:span text:style-name="Source_20_Text">:</text:span> : Recherche obligatoirement un deux-points <text:span text:style-name="Source_20_Text">:</text:span> qui sépare les notes de devoir de la note d'examen.</text:p>
        </text:list-item>
        <text:list-item>
          <text:p text:style-name="P1"><text:span text:style-name="Source_20_Text">(\d+)\]</text:span> : Recherche obligatoirement la note de l'examen, qui est un nombre entier <text:span text:style-name="Source_20_Text">\d+</text:span> entre parenthèses <text:span text:style-name="Source_20_Text">(\d+)</text:span>, suivi d'un crochet fermant <text:span text:style-name="Source_20_Text">]</text:span>. Cette partie permet de capturer la note de l'examen.</text:p>
        </text:list-item>
      </text:list>
      <text:p text:style-name="Text_20_body">Ainsi, cette expression régulière permet de rechercher et de capturer la note de l'examen et les éventuelles notes de devoirs dans une chaîne de caractères formatée selon les règles données.</text:p>
      <text:p text:style-name="Standard"/>
      <text:p text:style-name="Standard"/>
      <text:p text:style-name="Standard"/>
      <text:p text:style-name="Standard">r'^(\w+\[\d+\|\d+(?:\|\d+)*:\d+\](?:#|$))+’</text:p>
      <text:p text:style-name="Text_20_body">Cette expression régulière correspond à un motif de chaîne de caractères qui doit être vérifié pour être considéré comme valide. Voici une explication détaillée de chaque élément de l'expression régulière:</text:p>
      <text:list xml:id="list1460470272" text:style-name="L2">
        <text:list-item>
          <text:p text:style-name="P4"><text:span text:style-name="Source_20_Text">^</text:span> : indique le début de la chaîne</text:p>
        </text:list-item>
        <text:list-item>
          <text:p text:style-name="P4"><text:span text:style-name="Source_20_Text">(</text:span> : débute un groupe de capture pour le motif des matières</text:p>
        </text:list-item>
        <text:list-item>
          <text:p text:style-name="P4"><text:span text:style-name="Source_20_Text">\w+</text:span> : correspond à un ou plusieurs caractères alphanumériques, représentant le nom de la matière</text:p>
        </text:list-item>
        <text:list-item>
          <text:p text:style-name="P4"><text:span text:style-name="Source_20_Text">\[\d+\|\d+(?:\|\d+)*:\d+\]</text:span> : correspond à la note de la matière. Elle est représentée par une paire de crochets contenant deux nombres séparés par une barre verticale, représentant la note des devoirs et la note de l'examen, respectivement. Les notes de devoirs sont séparées par une barre verticale et la plage de notes de devoir est séparée de la note de l'examen par un deux-points. Cette expression régulière permet de capturer la note de la matière.</text:p>
        </text:list-item>
        <text:list-item>
          <text:p text:style-name="P3"><text:span text:style-name="Source_20_Text">(?:#|$)</text:span> : correspond à un dièse ou à la fin de la chaîne. Cela permet de capturer toutes les matières jusqu'au dernier.</text:p>
        </text:list-item>
      </text:list>
      <text:p text:style-name="Text_20_body">En combinant ces éléments, l'expression régulière permet de vérifier si une chaîne de caractères est valide en vérifiant si elle commence par une ou plusieurs matières, séparées par un dièse et se termine par une matière ou par la fin de la chaîne. Chaque matière doit contenir une note de devoirs et une note d'examen, et la note de devoirs peut contenir plusieurs notes séparées par une barre verticale.</text:p>
      <text:p text:style-name="Standard"/>
      <text:p text:style-name="Standard"/>
      <text:p text:style-name="Standard"><text:soft-page-break/>import csv</text:p>
      <text:p text:style-name="Standard">import xml.etree.ElementTree as ET</text:p>
      <text:p text:style-name="Standard"/>
      <text:p text:style-name="Standard">def csv_to_xml(input_file, output_file, root_element, child_element):</text:p>
      <text:p text:style-name="Standard"><text:s text:c="4"/>with open(input_file, 'r') as csv_file:</text:p>
      <text:p text:style-name="Standard"><text:s text:c="8"/>csv_reader = csv.DictReader(csv_file)</text:p>
      <text:p text:style-name="Standard"><text:s text:c="8"/>root = ET.Element(root_element)</text:p>
      <text:p text:style-name="Standard"><text:s text:c="8"/>for row in csv_reader:</text:p>
      <text:p text:style-name="Standard"><text:s text:c="12"/>child = ET.SubElement(root, child_element)</text:p>
      <text:p text:style-name="Standard"><text:s text:c="12"/>for key, value in row.items():</text:p>
      <text:p text:style-name="Standard"><text:s text:c="16"/>ET.SubElement(child, key).text = value</text:p>
      <text:p text:style-name="Standard"><text:s text:c="4"/>tree = ET.ElementTree(root)</text:p>
      <text:p text:style-name="Standard"><text:s text:c="4"/>tree.write(output_file, encoding='utf-8', xml_declaration=True)</text:p>
      <text:p text:style-name="Standard"/>
      <text:p text:style-name="Standard">csv_to_xml('input.csv', 'output.xml', 'data', 'recor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2:16:20.131917707</meta:creation-date>
    <dc:date>2023-02-20T20:59:27.088000385</dc:date>
    <meta:editing-duration>PT8M44S</meta:editing-duration>
    <meta:editing-cycles>3</meta:editing-cycles>
    <meta:generator>LibreOffice/7.3.7.2$Linux_X86_64 LibreOffice_project/30$Build-2</meta:generator>
    <meta:document-statistic meta:table-count="0" meta:image-count="0" meta:object-count="0" meta:page-count="2" meta:paragraph-count="28" meta:word-count="463" meta:character-count="3105" meta:non-whitespace-character-count="2603"/>
  </office:meta>
</office:document-meta>
</file>